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er Roman" svg:font-family="'Times Newer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996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6.694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3.996cm" table:align="left"/>
    </style:style>
    <style:style style:name="Table2.A" style:family="table-column">
      <style:table-column-properties style:column-width="5.794cm"/>
    </style:style>
    <style:style style:name="Table2.B" style:family="table-column">
      <style:table-column-properties style:column-width="2.805cm"/>
    </style:style>
    <style:style style:name="Table2.C" style:family="table-column">
      <style:table-column-properties style:column-width="5.398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e051a" officeooo:paragraph-rsid="000e051a"/>
    </style:style>
    <style:style style:name="P2" style:family="paragraph" style:parent-style-name="Standard">
      <style:paragraph-properties fo:line-height="100%"/>
      <style:text-properties officeooo:rsid="000e051a" officeooo:paragraph-rsid="000e051a"/>
    </style:style>
    <style:style style:name="P3" style:family="paragraph" style:parent-style-name="Standard">
      <style:paragraph-properties fo:line-height="150%"/>
      <style:text-properties officeooo:paragraph-rsid="000e051a"/>
    </style:style>
    <style:style style:name="P4" style:family="paragraph" style:parent-style-name="Standard">
      <style:paragraph-properties fo:line-height="150%" fo:text-align="center" style:justify-single-word="false"/>
      <style:text-properties fo:font-weight="normal" officeooo:rsid="000e051a" officeooo:paragraph-rsid="000e051a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er Roman" fo:font-weight="bold" officeooo:rsid="0004bdb8" officeooo:paragraph-rsid="000e051a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er Roman" fo:font-weight="normal" officeooo:rsid="000e051a" officeooo:paragraph-rsid="000e051a" style:font-weight-asian="normal" style:font-weight-complex="normal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Times Newer Roman" officeooo:rsid="000e7a95" officeooo:paragraph-rsid="000e051a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Times Newer Roman" officeooo:paragraph-rsid="000e051a"/>
    </style:style>
    <style:style style:name="P9" style:family="paragraph" style:parent-style-name="Standard">
      <style:paragraph-properties fo:margin-top="0.101cm" fo:margin-bottom="0.101cm" loext:contextual-spacing="false" fo:line-height="150%" fo:text-align="end" style:justify-single-word="false"/>
      <style:text-properties style:font-name="Times Newer Roman" fo:font-weight="normal" officeooo:rsid="000e051a" officeooo:paragraph-rsid="000e051a" style:font-weight-asian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er Roman" fo:font-weight="normal" officeooo:rsid="000e051a" officeooo:paragraph-rsid="000e051a" style:font-weight-asian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er Roman" fo:font-weight="normal" officeooo:rsid="000e051a" officeooo:paragraph-rsid="000f77af" style:font-weight-asian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Times Newer Roman" fo:font-weight="normal" officeooo:rsid="000e051a" officeooo:paragraph-rsid="000f77af" style:font-weight-asian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Times Newer Roman" fo:font-weight="normal" officeooo:rsid="000e051a" officeooo:paragraph-rsid="000e051a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er Roman"/>
    </style:style>
    <style:style style:name="T2" style:family="text">
      <style:text-properties style:font-name="Times Newer Roman" officeooo:rsid="0004bdb8"/>
    </style:style>
    <style:style style:name="T3" style:family="text">
      <style:text-properties style:font-name="Times Newer Roman" fo:font-weight="bold" officeooo:rsid="0004bdb8" style:font-weight-asian="bold" style:font-weight-complex="bold"/>
    </style:style>
    <style:style style:name="T4" style:family="text">
      <style:text-properties style:font-name="Times Newer Roman" fo:font-weight="bold" officeooo:rsid="000f6d44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f6d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GESAHAN PEMBIMBING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AMA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7">MIFTAHUSURUR</text:p>
          </table:table-cell>
        </table:table-row>
        <table:table-row>
          <table:table-cell table:style-name="Table1.A1" office:value-type="string">
            <text:p text:style-name="P7">NPM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7">1101161093</text:p>
          </table:table-cell>
        </table:table-row>
        <table:table-row>
          <table:table-cell table:style-name="Table1.A1" office:value-type="string">
            <text:p text:style-name="P7">PROGRAM STUDI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7">TEKNIK INFORMATIKA</text:p>
          </table:table-cell>
        </table:table-row>
        <table:table-row>
          <table:table-cell table:style-name="Table1.A1" office:value-type="string">
            <text:p text:style-name="P7">JENJANG PENDIDIKAN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7">SARJANA (S1)</text:p>
          </table:table-cell>
        </table:table-row>
      </table:table>
      <text:p text:style-name="P3"/>
      <text:p text:style-name="P3"/>
      <text:p text:style-name="P2">Judul PKN : <text:span text:style-name="T5">“</text:span><text:span text:style-name="T3">ANALISIS SI</text:span><text:span text:style-name="T4">S</text:span><text:span text:style-name="T3">TEM INFORMASI KEARSIPAN DINAMIS PADA DINAS PERPUSTAKAAN DAN KEARSIPAN DAERAH DI PROVINSI BANTEN”</text:span></text:p>
      <text:p text:style-name="P5"/>
      <text:p text:style-name="P5"/>
      <text:p text:style-name="P4"><text:span text:style-name="T2">D</text:span><text:span text:style-name="T1">isetujui,</text:span></text:p>
      <text:p text:style-name="P6"/>
      <text:p text:style-name="P9">Serang, April 2019</text:p>
      <text:p text:style-name="P9"/>
      <text:p text:style-name="P11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Pe<text:span text:style-name="T6">m</text:span>bimbing PKN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Dosen Pembimbing PKN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4"/>
          </table:table-cell>
        </table:table-row>
      </table:table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er Roman" svg:font-family="'Times Newer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19:51.947589152</meta:creation-date>
    <dc:date>2019-05-10T14:58:38.781784359</dc:date>
    <meta:editing-duration>PT20M47S</meta:editing-duration>
    <meta:editing-cycles>3</meta:editing-cycles>
    <meta:generator>LibreOffice/6.0.7.3$Linux_x86 LibreOffice_project/00m0$Build-3</meta:generator>
    <meta:document-statistic meta:table-count="2" meta:image-count="0" meta:object-count="0" meta:page-count="1" meta:paragraph-count="19" meta:word-count="44" meta:character-count="299" meta:non-whitespace-character-count="272"/>
  </office:meta>
</office:document-meta>
</file>